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onjour monsieur,</text:p>
      <text:p text:style-name="Normal">Voici mon travail pour le 26/12/2023. J’ai juste une petite requête, est-ce que ce serais possible d’avoir une correction de ce site car il n’est pas parfait, il y a encore des bugs de chevauchement, de déformation d’images, etc… En effet, au-delà d’être un travail d’exercice pour l’école, j’ai comme objectif de le mettre en ligne car il « présente », enfin présentera une fois qu’il sera fonctionnel, un projet personnel.<text:s/></text:p>
      <text:p text:style-name="Normal">Merci beaucoup</text:p>
      <text:p text:style-name="Normal">Gabriel Clément-Demange</text:p>
      <text:p text:style-name="Normal"/>
      <text:p text:style-name="Normal">Lien du github :<text:s/>https://github.com/ARFGabriel/Js-Interac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 Clément</meta:initial-creator>
    <dc:creator>CLEMENT-DEMANGE Gabriel</dc:creator>
    <meta:creation-date>2023-11-12T22:50:00Z</meta:creation-date>
    <dc:date>2023-12-26T22:18:00Z</dc:date>
    <meta:template xlink:href="Normal" xlink:type="simple"/>
    <meta:editing-cycles>4</meta:editing-cycles>
    <meta:editing-duration>PT240S</meta:editing-duration>
    <meta:document-statistic meta:page-count="1" meta:paragraph-count="1" meta:word-count="84" meta:character-count="545" meta:row-count="3" meta:non-whitespace-character-count="462"/>
  </office:meta>
</office:document-meta>
</file>